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தய நாதம் - ந. சிதம்பர சுப்ரமண்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என் பெயர் ராமசேஷன் – ஆத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ரத்தில் -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ப்தங்கள்</text:p>
          </table:table-cell>
          <table:table-cell office:value-type="string" calcext:value-type="string">
            <text:p>எஸ். ரா. பரிந்துரை, ஓரின சேர்கையாளர்கள் (ஆண்கள்)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ஓர் இந்துவாக சாக மாட்டேன் - அம்பேத்கர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ன்மாயக் கள்வன் - ஆர். பாலகிருஷ்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ேட்டை - தமிழ்ப்பிரப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ொண்டாட்டி - அராத்த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மண்ணில் தெரியுது வானம் - ந. சிதம்பர சுப்பிரமணியன்</text:p>
          </table:table-cell>
          <table:table-cell office:value-type="string" calcext:value-type="string">
            <text:p>சிறு பிள்ளைகளுக்கு படித்து காட்ட வேண்டிய புத்தகம் - சாரு நிவேதித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ில்கள் - வைக்கம் முகம்மது பஷீ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5:01:16.223483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21T15:00:20.562893063</dc:date>
    <meta:editing-duration>PT20H19M56S</meta:editing-duration>
    <meta:editing-cycles>157</meta:editing-cycles>
    <meta:document-statistic meta:table-count="1" meta:cell-count="281" meta:object-count="0"/>
  </office:meta>
</office:document-meta>
</file>